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d42a" officeooo:paragraph-rsid="000fd42a"/>
    </style:style>
    <style:style style:name="P2" style:family="paragraph" style:parent-style-name="Standard">
      <style:paragraph-properties fo:text-align="justify" style:justify-single-word="false"/>
      <style:text-properties officeooo:rsid="000fd42a" officeooo:paragraph-rsid="000fd42a"/>
    </style:style>
    <style:style style:name="P3" style:family="paragraph" style:parent-style-name="Standard">
      <style:paragraph-properties fo:text-align="justify" style:justify-single-word="false"/>
      <style:text-properties officeooo:rsid="000fd42a" officeooo:paragraph-rsid="0012a0d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d42a" officeooo:paragraph-rsid="000fd42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d42a" officeooo:paragraph-rsid="000fd42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51e1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fd42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fd42a" officeooo:paragraph-rsid="000fd42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2a0d3" officeooo:paragraph-rsid="0012a0d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paragraph-rsid="0012a0d3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115ac0" officeooo:paragraph-rsid="00115ac0"/>
    </style:style>
    <style:style style:name="P12" style:family="paragraph" style:parent-style-name="Standard">
      <style:paragraph-properties fo:text-align="center" style:justify-single-word="false"/>
      <style:text-properties fo:font-size="28pt" fo:font-weight="bold" officeooo:rsid="000fd42a" officeooo:paragraph-rsid="000fd42a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0fd42a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officeooo:rsid="001993f6" officeooo:paragraph-rsid="001993f6" style:font-size-asian="24pt" style:font-weight-asian="bold" style:font-size-complex="24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12a0d3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12a0d3"/>
    </style:style>
    <style:style style:name="P17" style:family="paragraph" style:parent-style-name="Standard" style:list-style-name="L3">
      <style:paragraph-properties fo:text-align="justify" style:justify-single-word="false"/>
      <style:text-properties officeooo:paragraph-rsid="0012a0d3"/>
    </style:style>
    <style:style style:name="P18" style:family="paragraph" style:parent-style-name="Standard">
      <style:paragraph-properties fo:text-align="justify" style:justify-single-word="false"/>
      <style:text-properties officeooo:paragraph-rsid="0012a0d3"/>
    </style:style>
    <style:style style:name="P19" style:family="paragraph" style:parent-style-name="Standard">
      <style:paragraph-properties fo:text-align="justify" style:justify-single-word="false"/>
      <style:text-properties officeooo:paragraph-rsid="00143b72"/>
    </style:style>
    <style:style style:name="P20" style:family="paragraph" style:parent-style-name="Standard">
      <style:paragraph-properties fo:text-align="justify" style:justify-single-word="false"/>
      <style:text-properties officeooo:paragraph-rsid="00151e1b"/>
    </style:style>
    <style:style style:name="P21" style:family="paragraph" style:parent-style-name="Standard" style:list-style-name="L6">
      <style:paragraph-properties fo:text-align="justify" style:justify-single-word="false"/>
      <style:text-properties officeooo:paragraph-rsid="00151e1b"/>
    </style:style>
    <style:style style:name="P22" style:family="paragraph" style:parent-style-name="Standard" style:list-style-name="L8">
      <style:paragraph-properties fo:text-align="justify" style:justify-single-word="false"/>
      <style:text-properties officeooo:paragraph-rsid="0012a0d3"/>
    </style:style>
    <style:style style:name="P23" style:family="paragraph" style:parent-style-name="Standard">
      <style:paragraph-properties fo:text-align="justify" style:justify-single-word="false"/>
      <style:text-properties officeooo:paragraph-rsid="0015a017"/>
    </style:style>
    <style:style style:name="P24" style:family="paragraph" style:parent-style-name="Standard" style:list-style-name="L10">
      <style:paragraph-properties fo:text-align="justify" style:justify-single-word="false"/>
      <style:text-properties officeooo:paragraph-rsid="0015a017"/>
    </style:style>
    <style:style style:name="P25" style:family="paragraph" style:parent-style-name="Standard">
      <style:paragraph-properties fo:text-align="justify" style:justify-single-word="false"/>
      <style:text-properties officeooo:rsid="0012a0d3" officeooo:paragraph-rsid="0012a0d3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4pt" officeooo:paragraph-rsid="0012a0d3" style:font-size-asian="14pt" style:font-size-complex="14pt"/>
    </style:style>
    <style:style style:name="P27" style:family="paragraph" style:parent-style-name="Standard" style:list-style-name="L6">
      <style:paragraph-properties fo:text-align="justify" style:justify-single-word="false"/>
      <style:text-properties fo:font-size="14pt" fo:font-weight="bold" officeooo:paragraph-rsid="0012a0d3" style:font-size-asian="14pt" style:font-weight-asian="bold" style:font-size-complex="14pt" style:font-weight-complex="bold"/>
    </style:style>
    <style:style style:name="P28" style:family="paragraph" style:parent-style-name="Standard" style:list-style-name="L7">
      <style:paragraph-properties fo:text-align="justify" style:justify-single-word="false"/>
      <style:text-properties fo:font-size="14pt" fo:font-weight="bold" officeooo:paragraph-rsid="0012a0d3" style:font-size-asian="14pt" style:font-weight-asian="bold" style:font-size-complex="14pt" style:font-weight-complex="bold"/>
    </style:style>
    <style:style style:name="P29" style:family="paragraph" style:parent-style-name="Standard" style:list-style-name="L9">
      <style:paragraph-properties fo:text-align="justify" style:justify-single-word="false"/>
      <style:text-properties fo:font-size="14pt" fo:font-weight="bold" officeooo:paragraph-rsid="0012a0d3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rsid="001993f6" officeooo:paragraph-rsid="001993f6"/>
    </style:style>
    <style:style style:name="P31" style:family="paragraph" style:parent-style-name="Table_20_Contents">
      <style:paragraph-properties fo:text-align="justify" style:justify-single-word="false"/>
      <style:text-properties officeooo:rsid="0014fc9e" officeooo:paragraph-rsid="0014fc9e"/>
    </style:style>
    <style:style style:name="T1" style:family="text">
      <style:text-properties officeooo:rsid="000fd4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d42a" style:font-weight-asian="bold" style:font-weight-complex="bold"/>
    </style:style>
    <style:style style:name="T4" style:family="text">
      <style:text-properties fo:font-weight="bold" officeooo:rsid="0014fc9e" style:font-weight-asian="bold" style:font-weight-complex="bold"/>
    </style:style>
    <style:style style:name="T5" style:family="text">
      <style:text-properties fo:font-weight="bold" officeooo:rsid="00151e1b" style:font-weight-asian="bold" style:font-weight-complex="bold"/>
    </style:style>
    <style:style style:name="T6" style:family="text">
      <style:text-properties officeooo:rsid="0012a0d3"/>
    </style:style>
    <style:style style:name="T7" style:family="text">
      <style:text-properties officeooo:rsid="00143b72"/>
    </style:style>
    <style:style style:name="T8" style:family="text">
      <style:text-properties officeooo:rsid="0014fc9e"/>
    </style:style>
    <style:style style:name="T9" style:family="text">
      <style:text-properties officeooo:rsid="00151e1b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21409a" fo:font-weight="bold" style:font-weight-asian="bold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15a017"/>
    </style:style>
    <style:style style:name="T14" style:family="text">
      <style:text-properties officeooo:rsid="001681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rancisco das Chagas Torres dos Santos</text:p>
      <text:p text:style-name="P4">Setembro de 2022</text:p>
      <text:p text:style-name="P4"/>
      <text:p text:style-name="P12">Noções de arquitetura de sistemas</text:p>
      <text:p text:style-name="P4"/>
      <text:p text:style-name="P13">Swagger</text:p>
      <text:p text:style-name="P1"/>
      <text:p text:style-name="P11"><text:span text:style-name="T2">Site oficial</text:span>: <text:a xlink:type="simple" xlink:href="https://swagger.io/" text:style-name="Internet_20_link" text:visited-style-name="Visited_20_Internet_20_Link">https://swagger.io/</text:a></text:p>
      <text:p text:style-name="P11"/>
      <text:p text:style-name="P2"><text:span text:style-name="T2">Swagger</text:span> – API de desenvolvimento de código aberto para projetar e <text:span text:style-name="T2">documentar</text:span> APIs em escala.</text:p>
      <text:p text:style-name="P2"/>
      <text:p text:style-name="P2">Especificação OpenAPI – o padrão do setor para design de API RESTful.</text:p>
      <text:p text:style-name="P2">SwaggerHub – solução de plataforma para suportar fluxos de trabalho OpenAPI em escala</text:p>
      <text:p text:style-name="P2"/>
      <text:p text:style-name="P8">REST – Representational State Transfer</text:p>
      <text:p text:style-name="P2"/>
      <text:p text:style-name="P2">Aplicações que se comuniquem com um serviço ou servidor por meio da WEB. API REST utiliza HTTP para extrair, inserir, alterar e deletar dados nos serviços/servidores.</text:p>
      <text:p text:style-name="P2"/>
      <text:p text:style-name="P3">Ferramentas para criar documentação para APIs: </text:p>
      <text:p text:style-name="P3"/>
      <text:list xml:id="list2848698107" text:style-name="L1">
        <text:list-item>
          <text:p text:style-name="P15"><text:span text:style-name="T1">Blueprint</text:span></text:p>
        </text:list-item>
        <text:list-item>
          <text:p text:style-name="P15"><text:span text:style-name="T1">RAML</text:span></text:p>
        </text:list-item>
        <text:list-item>
          <text:p text:style-name="P15"><text:span text:style-name="T1">Swagger</text:span></text:p>
        </text:list-item>
      </text:list>
      <text:p text:style-name="P2"/>
      <text:p text:style-name="P9">Swagger</text:p>
      <text:p text:style-name="P25"/>
      <text:p text:style-name="P2">O <text:span text:style-name="T2">Swagger</text:span> é um framework composto por diversas ferramentas que, independente da linguagem, auxilia a descrição, consumo e visualização de serviços de uma API REST. </text:p>
      <text:p text:style-name="P2"/>
      <text:p text:style-name="P2"><text:span text:style-name="T14">É</text:span> open source desde sua criação, o Swagger Specification sempre teve uma empresa vinculada ao seu desenvolvimento. Entretanto em 2016, a SmartBear doou o projeto para a OpenAPI Initiative, uma organização criada pela mesma e que tem como integrantes alguns gigantes da indústria como Google, IBM, Microsoft. O projeto passou a ser chamado de OpenAPI Specification.</text:p>
      <text:p text:style-name="P2"/>
      <text:p text:style-name="P2"><text:span text:style-name="T6">F</text:span>erramentas para os seguintes tipos de tarefas a serem realizadas para o completo desenvolvimento da API de um serviço WEB: </text:p>
      <text:p text:style-name="P2"/>
      <text:list xml:id="list2002171921" text:style-name="L2">
        <text:list-item>
          <text:p text:style-name="P16"><text:span text:style-name="T1">A especificação da API consiste em determinar os modelos de dados que serão entendidos pela API e as <text:s/>funcionalidades presentes na mesma. Para cada funcionalidade, é preciso especificar o seu nome, os parâmetros que devem ser passados no momento de sua invocação e os valores que irão ser retornados aos usuários da API. Entre esta ferramentas, podemos citar o </text:span><text:span text:style-name="T3">OpenAPI Specification</text:span><text:span text:style-name="T1">.</text:span></text:p>
        </text:list-item>
        <text:list-item>
          <text:p text:style-name="P16"><text:soft-page-break/><text:span text:style-name="T1">Após especificar a API, o framework facilita sua implementação, com a ferramenta </text:span><text:span text:style-name="T3">Swagger Codegen</text:span><text:span text:style-name="T1"> é possível montar o código inicial automaticamente nas principais linguagem de programação.</text:span></text:p>
        </text:list-item>
        <text:list-item>
          <text:p text:style-name="P16"><text:span text:style-name="T1">Os testes de API são extremamente importantes, pois ajudam a garantir o funcionamento, o desempenho e a confiabilidade da sua aplicação. </text:span><text:span text:style-name="T3">O Swagger oferece ferramentas para teste manuais, automatizados e de desempenho</text:span><text:span text:style-name="T1">. </text:span></text:p>
        </text:list-item>
        <text:list-item>
          <text:p text:style-name="P16"><text:span text:style-name="T1">Para auxiliar na utilização da API, o Swagger dispõe de ferramenta para deixar a visualização mais intuitiva, permitindo também que interajam com a API.</text:span></text:p>
        </text:list-item>
      </text:list>
      <text:p text:style-name="P2"/>
      <text:p text:style-name="P5">O Swagger permite criar a documentação da API de 3 formas:</text:p>
      <text:p text:style-name="P2"/>
      <text:list xml:id="list3436428735" text:style-name="L3">
        <text:list-item>
          <text:p text:style-name="P17"><text:span text:style-name="T3">Automaticamente</text:span><text:span text:style-name="T1">: Simultaneamente ao desenvolvimento da API é gerada a documentação.</text:span></text:p>
        </text:list-item>
        <text:list-item>
          <text:p text:style-name="P17"><text:span text:style-name="T3">Manualmente</text:span><text:span text:style-name="T1">: Permite ao desenvolvedor escrever livremente as especificações da API e as publicar posteriormente em seu próprio servidor.</text:span></text:p>
        </text:list-item>
        <text:list-item>
          <text:p text:style-name="P17"><text:span text:style-name="T3">Codegen</text:span><text:span text:style-name="T1">: Converte todas as </text:span><text:span text:style-name="T3">anotações</text:span><text:span text:style-name="T1"> contidas no código fonte das APIs REST em documentação.</text:span></text:p>
        </text:list-item>
      </text:list>
      <text:p text:style-name="P18"/>
      <text:p text:style-name="P10">OpenAPI Specification - <text:span text:style-name="T7">OAS</text:span></text:p>
      <text:p text:style-name="P18"/>
      <text:p text:style-name="P19"><text:span text:style-name="T7">É</text:span> uma <text:span text:style-name="T2">especificação para descrever, produzir, consumir e visualizar serviços de uma API REST</text:span>. Com o OAS você poderá descrever recursos, URIs, modelo de dados, métodos HTTP aceitos e códigos de resposta. </text:p>
      <text:p text:style-name="P19"/>
      <text:p text:style-name="P19"><text:span text:style-name="T7">N</text:span>em toda ferramenta suporta a versão mais recente da OAS.</text:p>
      <text:p text:style-name="P18"/>
      <text:p text:style-name="P18"><text:span text:style-name="T7">E</text:span>xemplo de especificação da API: O arquivo <text:span text:style-name="T8">swagger</text:span><text:span text:style-name="T4">.yaml</text:span> está em <text:span text:style-name="T2">YAML </text:span>(<text:span text:style-name="T2">YAML Ain’t Markup Language</text:span>) uma linguagem em formato de serialização de dados legível por humanos, que é bastante utilizada em arquivos de configuração.</text:p>
      <text:p text:style-name="P1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1">swagger<text:span text:style-name="T2">.yaml</text:span></text:p>
          </table:table-cell>
        </table:table-row>
        <table:table-row>
          <table:table-cell table:style-name="Tabela1.A2" office:value-type="string">
            <text:p text:style-name="P31">Swagger: “2.0”</text:p>
            <text:p text:style-name="P31">info:</text:p>
            <text:p text:style-name="P31"><text:s text:c="6"/>description: “API para exemplo”</text:p>
            <text:p text:style-name="P31"><text:s text:c="6"/>version: “1.0.0”</text:p>
            <text:p text:style-name="P31"><text:s text:c="6"/>title: “Swagger para concursos”</text:p>
            <text:p text:style-name="P31"/>
            <text:p text:style-name="P31"/>
            <text:p text:style-name="P31">tags:</text:p>
            <text:p text:style-name="P31">- name: “News”</text:p>
            <text:p text:style-name="P31"><text:s text:c="2"/>description: “Everything abaout your News”</text:p>
            <text:p text:style-name="P31">- name: “MainPost”</text:p>
            <text:p text:style-name="P31"><text:s text:c="2"/>description: “Everything abaout your MainPost”</text:p>
            <text:p text:style-name="P31"/>
          </table:table-cell>
        </table:table-row>
      </table:table>
      <text:p text:style-name="P18"/>
      <text:p text:style-name="P18"/>
      <text:p text:style-name="P10">Outras ferramentas <text:span text:style-name="T9">do </text:span>Swagger</text:p>
      <text:p text:style-name="P18"/>
      <text:list xml:id="list2368506717" text:style-name="L4">
        <text:list-item>
          <text:p text:style-name="P26"><text:soft-page-break/><text:span text:style-name="T2">Swagger Editor</text:span></text:p>
        </text:list-item>
      </text:list>
      <text:p text:style-name="P18"/>
      <text:p text:style-name="P18"><text:span text:style-name="T9">F</text:span>erramenta online que permite criar manualmente a documentação da API. <text:span text:style-name="T9">P</text:span>ossui um conjunto de templates de documentos.</text:p>
      <text:p text:style-name="P18"/>
      <text:list xml:id="list1396796396" text:style-name="L7">
        <text:list-item>
          <text:p text:style-name="P28">Swagger UI</text:p>
        </text:list-item>
      </text:list>
      <text:p text:style-name="P20"><text:span text:style-name="T9">A</text:span> partir da especificação da API, <text:span text:style-name="T9">com o Swagger UI </text:span>podemos criar documentações elegantes e acessíveis ao usuário, permitindo assim uma compreensão maior da API, pois além de poder ver os endpoints e modelos das entidades com seus atributos e respectivos tipos, <text:span text:style-name="T2">o módulo de UI possibilita <text:s/>que os usuários da API <text:s/>interajam intuitivamente com a API usando uma sandbox</text:span>. </text:p>
      <text:p text:style-name="P20"/>
      <text:p text:style-name="P20">A <text:span text:style-name="T2">sandbox</text:span> é uma <text:span text:style-name="T11">plataforma de testes onde as aplicações podem ser alteradas sem interferir no meio de produção</text:span>. Nela, os desenvolvedores podem executar todas as operações de mudanças experimentais que vão garantir o bom funcionamento da solução, evitando danos que possam prejudicar o sistema.</text:p>
      <text:p text:style-name="P18"/>
      <text:p text:style-name="P20"><text:span text:style-name="T9">No </text:span><text:span text:style-name="T5">SwaggerEditor é</text:span><text:span text:style-name="T2"> possível testar a requisição</text:span>, <text:span text:style-name="T9">clicando</text:span> no botão “Try it out”, preenchendo os parâmetros e clica<text:span text:style-name="T9">ndo</text:span> no botão execute. Dessa forma, <text:s/>um desenvolvedor que utiliza esta documentação da API sabe exatamente o que esperar nas respostas e o que necessário enviar nas requisições. </text:p>
      <text:p text:style-name="P20"/>
      <text:p text:style-name="P6"><text:span text:style-name="T9">M</text:span>aneiras de tornar o módulo UI da API público</text:p>
      <text:p text:style-name="P20"/>
      <text:list xml:id="list642263524" text:style-name="L6">
        <text:list-item>
          <text:p text:style-name="P21"><text:span text:style-name="T9">U</text:span>tilizar a plataforma <text:span text:style-name="T2">SwaggerHub</text:span>, a plataforma online do Swagger, mas a plataforma é paga e o plano free permite publicar apenas <text:span text:style-name="T2">3</text:span> projetos. </text:p>
        </text:list-item>
        <text:list-item>
          <text:p text:style-name="P21"><text:span text:style-name="T9">S</text:span>e a <text:span text:style-name="T2">API for em NodeJS</text:span>, você pode colocá-la no seu servidor e criar um endpoint na API dando acesso ao módulo.</text:p>
          <text:p text:style-name="P27"/>
        </text:list-item>
      </text:list>
      <text:list xml:id="list2068589129" text:style-name="L8">
        <text:list-item>
          <text:p text:style-name="P22"><text:span text:style-name="T12">Swagger Codegen</text:span></text:p>
        </text:list-item>
      </text:list>
      <text:p text:style-name="P18"/>
      <text:p text:style-name="P18"><text:span text:style-name="T13">A</text:span> partir <text:s/>da especificação <text:s/>em YAML gera automaticamente o “esqueleto” da API em diferentes linguagens, como Java, Python,Kotlin, Lua, Haskell, C++, entre outras. <text:span text:style-name="T13">Ou seja, </text:span>com algumas linhas de comando você cria todo o código inicial da sua API na linguagem que desejar. Se você deseja utilizar o Codegen é recomendável que primeiro verifique quais versões do OpenAPI Specification ele suporta. Você pode conferir no link: https://github.com/swagger-api/swagger-codegen#compatibility.</text:p>
      <text:p text:style-name="P18"/>
      <text:list xml:id="list4175451872" text:style-name="L9">
        <text:list-item>
          <text:p text:style-name="P29">Swagger Inspector</text:p>
        </text:list-item>
      </text:list>
      <text:p text:style-name="P18"/>
      <text:p text:style-name="P23">Assim como o Postman e o Insomnia, o Swagger Inspector é uma <text:span text:style-name="T2">GUI que auxilia nos testes <text:s/>manuais da sua API</text:span>, não só <text:span text:style-name="T2">Rest</text:span> como <text:span text:style-name="T2">SOAP</text:span> (Simple Object Access Protocol ) ou <text:span text:style-name="T2">GraphQL</text:span>. </text:p>
      <text:p text:style-name="P23"/>
      <text:p text:style-name="P23">Diferente dos Postman e o Insomnia, <text:span text:style-name="T2">o Swagger Inspector não precisa ser instalado, todos seus testes são feitos na nuvem</text:span>, basta criar uma <text:span text:style-name="T2">conta no SwaggerHub</text:span>, os teste são salvos e você pode acessar a qualquer momento. <text:s/>Se você utiliza o Chrome ou Firefox, você será solicitado <text:span text:style-name="T13">e</text:span> baixar a extensão, ela permite o compartilhamento de recursos de origem cruzada (CORS), que normalmente não é permitido em navegadores. Isso permite que seu navegador acesse informações de servidores fora do site em que você está e faça uma chamada à API.</text:p>
      <text:p text:style-name="P18"/>
      <text:list xml:id="list1092548842" text:style-name="L10">
        <text:list-item>
          <text:p text:style-name="P24"><text:soft-page-break/><text:span text:style-name="T12">ReadyAPI</text:span> </text:p>
        </text:list-item>
      </text:list>
      <text:p text:style-name="P23"/>
      <text:p text:style-name="P23"><text:span text:style-name="T13">Uma</text:span> nova ferramenta paga que juntou LoadUI Pro e SoapUI Pro. <text:span text:style-name="T13">Permite</text:span> fazer <text:span text:style-name="T2">testes automatizados (SoapUI Pro), de segurança e carga (LoadUI Pro) em um só ambiente</text:span>.</text:p>
      <text:p text:style-name="P18"/>
      <text:p text:style-name="P18"/>
      <text:p text:style-name="P14">Mensageria e WebHooks</text:p>
      <text:p text:style-name="P30"/>
      <text:p text:style-name="P30">kjhflhgiurb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08:41:36.391350104</meta:creation-date>
    <meta:generator>LibreOffice/6.0.7.3$Linux_X86_64 LibreOffice_project/00m0$Build-3</meta:generator>
    <dc:date>2022-09-20T11:29:11.417044774</dc:date>
    <meta:editing-duration>PT2H14M4S</meta:editing-duration>
    <meta:editing-cycles>7</meta:editing-cycles>
    <meta:document-statistic meta:table-count="1" meta:image-count="0" meta:object-count="0" meta:page-count="4" meta:paragraph-count="61" meta:word-count="976" meta:character-count="6248" meta:non-whitespace-character-count="5306"/>
  </office:meta>
</office:document-meta>
</file>